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svg:stroke-width="0.053cm" draw:marker-start-width="0.279cm" draw:marker-end-width="0.279cm" draw:fill-color="#ffffff" draw:textarea-horizontal-align="justify" draw:textarea-vertical-align="middle" draw:auto-grow-height="false" fo:min-height="0.598cm" fo:min-width="0.344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svg:stroke-width="0.053cm" svg:stroke-color="#468a1a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24cm"/>
      <style:paragraph-properties style:writing-mode="lr-tb"/>
    </style:style>
    <style:style style:name="gr8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68cm" fo:min-width="0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c9211e" draw:marker-start-width="0.279cm" draw:marker-end-width="0.279cm" draw:fill="none" draw:textarea-vertical-align="middle" draw:auto-grow-height="false" fo:min-height="1.006cm" fo:min-width="0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c9211e" draw:fill="none" draw:fill-color="#ffffff" fo:min-height="0.712cm"/>
      <style:paragraph-properties style:writing-mode="lr-tb"/>
    </style:style>
    <style:style style:name="gr11" style:family="graphic" style:parent-style-name="standard">
      <style:graphic-properties svg:stroke-width="0.053cm" svg:stroke-color="#bf0041" draw:marker-start-width="0.279cm" draw:marker-end-width="0.279cm" draw:fill="none" draw:textarea-vertical-align="middle" draw:auto-grow-height="false" fo:min-height="0.344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="none" fo:min-height="3.556cm"/>
      <style:paragraph-properties style:writing-mode="lr-tb"/>
    </style:style>
    <style:style style:name="gr13" style:family="graphic" style:parent-style-name="standard">
      <style:graphic-properties draw:stroke="none" draw:fill="none" fo:min-height="0.577cm"/>
      <style:paragraph-properties style:writing-mode="lr-tb"/>
    </style:style>
    <style:style style:name="gr14" style:family="graphic" style:parent-style-name="objectwithoutfill">
      <style:graphic-properties svg:stroke-width="0.053cm" svg:stroke-color="#069a2e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98cm" fo:min-width="2.964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svg:stroke-width="0.053cm" svg:stroke-color="#3465a4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  <style:paragraph-properties style:writing-mode="lr-tb"/>
    </style:style>
    <style:style style:name="gr17" style:family="graphic" style:parent-style-name="objectwithoutfill">
      <style:graphic-properties svg:stroke-width="0.053cm" svg:stroke-color="#069a2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69a2e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95cm" fo:min-width="0.4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svg:stroke-width="0.053cm" svg:stroke-color="#bf0041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3465a4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53cm" svg:stroke-color="#bf0041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35cm" fo:min-width="0.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298cm" fo:min-width="0.048cm" fo:padding-top="0.151cm" fo:padding-bottom="0.151cm" fo:padding-left="0.276cm" fo:padding-right="0.276cm"/>
      <style:paragraph-properties style:writing-mode="lr-tb"/>
    </style:style>
    <style:style style:name="gr27" style:family="graphic" style:parent-style-name="objectwithoutfill">
      <style:graphic-properties svg:stroke-width="0.053cm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55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/>
      <style:paragraph-properties fo:text-align="center"/>
      <style:text-properties fo:language="en" fo:country="US"/>
    </style:style>
    <style:style style:name="P4" style:family="paragraph">
      <style:paragraph-properties fo:text-align="center" style:writing-mode="lr-tb"/>
      <style:text-properties fo:font-size="18pt" fo:language="en" fo:country="US"/>
    </style:style>
    <style:style style:name="P5" style:family="paragraph">
      <loext:graphic-properties draw:fill-color="#ffffff"/>
      <style:paragraph-properties fo:text-align="center" style:writing-mode="lr-tb"/>
      <style:text-properties fo:font-size="18pt" fo:language="en" fo:country="US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7" style:family="paragraph">
      <loext:graphic-properties draw:fill="none"/>
      <style:paragraph-properties style:writing-mode="lr-tb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color="#bf0041" fo:language="en" fo:country="US"/>
    </style:style>
    <style:style style:name="P9" style:family="paragraph">
      <loext:graphic-properties draw:fill="none" draw:fill-color="#ffffff"/>
      <style:paragraph-properties style:writing-mode="lr-tb"/>
      <style:text-properties fo:color="#bf0041" fo:language="en" fo:country="US"/>
    </style:style>
    <style:style style:name="P10" style:family="paragraph">
      <loext:graphic-properties draw:fill="none"/>
      <style:paragraph-properties fo:text-align="center"/>
      <style:text-properties fo:language="en" fo:country="US"/>
    </style:style>
    <style:style style:name="P11" style:family="paragraph">
      <loext:graphic-properties draw:fill="none" draw:fill-color="#ffffff"/>
      <style:paragraph-properties style:writing-mode="lr-tb"/>
      <style:text-properties fo:color="#c9211e" fo:language="en" fo:country="US"/>
    </style:style>
    <style:style style:name="P12" style:family="paragraph">
      <style:paragraph-properties fo:text-align="center" style:writing-mode="lr-tb"/>
      <style:text-properties fo:color="#3faf46" fo:font-size="18pt" fo:language="en" fo:country="US"/>
    </style:style>
    <style:style style:name="P13" style:family="paragraph">
      <loext:graphic-properties draw:fill="none"/>
      <style:paragraph-properties fo:text-align="center" style:writing-mode="lr-tb"/>
      <style:text-properties fo:color="#3faf46" fo:font-size="18pt" fo:language="en" fo:country="US"/>
    </style:style>
    <style:style style:name="P14" style:family="paragraph">
      <loext:graphic-properties draw:fill="none"/>
      <style:paragraph-properties fo:text-align="center" style:writing-mode="lr-tb"/>
      <style:text-properties fo:language="en" fo:country="US"/>
    </style:style>
    <style:style style:name="P15" style:family="paragraph">
      <style:paragraph-properties fo:text-align="center" style:writing-mode="lr-tb"/>
      <style:text-properties fo:color="#000000" fo:language="en" fo:country="US"/>
    </style:style>
    <style:style style:name="P16" style:family="paragraph">
      <loext:graphic-properties draw:fill="none"/>
      <style:paragraph-properties fo:text-align="center" style:writing-mode="lr-tb"/>
      <style:text-properties fo:color="#000000" fo:language="en" fo:country="US"/>
    </style:style>
    <style:style style:name="P17" style:family="paragraph">
      <loext:graphic-properties draw:fill="none" draw:fill-color="#ffffff"/>
      <style:paragraph-properties style:writing-mode="lr-tb"/>
      <style:text-properties fo:color="#069a2e"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000000" fo:language="en" fo:country="US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style:writing-mode="lr-tb"/>
      <style:text-properties fo:color="#5b277d" fo:language="en" fo:country="US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</style:style>
    <style:style style:name="P23" style:family="paragraph">
      <loext:graphic-properties draw:fill="none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18pt" fo:language="en" fo:country="US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bf0041" fo:language="en" fo:country="US"/>
    </style:style>
    <style:style style:name="T5" style:family="text">
      <style:text-properties fo:color="#c9211e" fo:language="en" fo:country="US"/>
    </style:style>
    <style:style style:name="T6" style:family="text">
      <style:text-properties fo:color="#3faf46" style:font-name="OpenSymbol1" fo:font-size="18pt" fo:language="en" fo:country="US" style:font-name-asian="OpenSymbol1" style:font-name-complex="OpenSymbol1"/>
    </style:style>
    <style:style style:name="T7" style:family="text">
      <style:text-properties fo:color="#3faf46" fo:font-size="18pt" fo:language="en" fo:country="US"/>
    </style:style>
    <style:style style:name="T8" style:family="text">
      <style:text-properties fo:color="#000000" fo:language="en" fo:country="US"/>
    </style:style>
    <style:style style:name="T9" style:family="text">
      <style:text-properties fo:color="#069a2e" fo:language="en" fo:country="US"/>
    </style:style>
    <style:style style:name="T10" style:family="text">
      <style:text-properties fo:color="#5b277d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44cm" svg:height="1.267cm" svg:x="1.9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6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6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6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cm" svg:y1="0.7cm" svg:x2="5.15cm" svg:y2="0.78cm">
          <text:p/>
        </draw:line>
        <draw:line draw:style-name="gr2" draw:text-style-name="P3" draw:layer="layout" svg:x1="1.3cm" svg:y1="2.1cm" svg:x2="2.1cm" svg:y2="1.2cm">
          <text:p/>
        </draw:line>
        <draw:line draw:style-name="gr2" draw:text-style-name="P3" draw:layer="layout" svg:x1="3cm" svg:y1="1.2cm" svg:x2="4.7cm" svg:y2="2.6cm">
          <text:p/>
        </draw:line>
        <draw:line draw:style-name="gr2" draw:text-style-name="P3" draw:layer="layout" svg:x1="3cm" svg:y1="3.9cm" svg:x2="4.5cm" svg:y2="3.3cm">
          <text:p/>
        </draw:line>
        <draw:line draw:style-name="gr2" draw:text-style-name="P3" draw:layer="layout" svg:x1="5.4cm" svg:y1="2.5cm" svg:x2="5.7cm" svg:y2="1.4cm">
          <text:p/>
        </draw:line>
        <draw:custom-shape draw:style-name="gr1" draw:text-style-name="P2" draw:layer="layout" svg:width="1.344cm" svg:height="1.267cm" svg:x="10.901cm" svg:y="0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4.157cm" svg:y="0.13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3.457cm" svg:y="2.433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0.701cm" svg:y="3.5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9.157cm" svg:y="1.9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0.3cm" svg:y1="2.1cm" svg:x2="11.1cm" svg:y2="1.2cm">
          <text:p/>
        </draw:line>
        <draw:line draw:style-name="gr3" draw:text-style-name="P3" draw:layer="layout" svg:x1="12cm" svg:y1="1.2cm" svg:x2="13.64cm" svg:y2="2.6cm">
          <text:p/>
        </draw:line>
        <draw:line draw:style-name="gr3" draw:text-style-name="P3" draw:layer="layout" svg:x1="12.26cm" svg:y1="0.72cm" svg:x2="14.14cm" svg:y2="0.78cm">
          <text:p/>
        </draw:line>
        <draw:line draw:style-name="gr3" draw:text-style-name="P3" draw:layer="layout" svg:x1="14.7cm" svg:y1="1.4cm" svg:x2="14.4cm" svg:y2="2.46cm">
          <text:p/>
        </draw:line>
        <draw:line draw:style-name="gr3" draw:text-style-name="P3" draw:layer="layout" svg:x1="13.52cm" svg:y1="3.3cm" svg:x2="12.02cm" svg:y2="3.9cm">
          <text:p/>
        </draw:line>
        <draw:custom-shape draw:style-name="gr4" draw:text-style-name="P5" draw:layer="layout" svg:width="0.896cm" svg:height="0.9cm" svg:x="1.52cm" svg:y="5.5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896cm" svg:height="0.9cm" svg:x="10.504cm" svg:y="5.5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52cm" svg:y1="2cm" svg:x2="6.8cm" svg:y2="2.8cm">
          <text:p/>
        </draw:line>
        <draw:frame draw:style-name="gr6" draw:text-style-name="P6" draw:layer="layout" svg:width="2cm" svg:height="0.962cm" svg:x="6.6cm" svg:y="2.3cm">
          <draw:text-box>
            <text:p><text:span text:style-name="T1">Edge</text:span></text:p>
          </draw:text-box>
        </draw:frame>
        <draw:line draw:style-name="gr5" draw:text-style-name="P3" draw:layer="layout" svg:x1="3cm" svg:y1="4.3cm" svg:x2="4.607cm" svg:y2="4.9cm">
          <text:p/>
        </draw:line>
        <draw:frame draw:style-name="gr6" draw:text-style-name="P6" draw:layer="layout" svg:width="2.013cm" svg:height="0.962cm" svg:x="4.387cm" svg:y="4.4cm">
          <draw:text-box>
            <text:p><text:span text:style-name="T1">Node</text:span></text:p>
          </draw:text-box>
        </draw:frame>
        <draw:custom-shape draw:style-name="gr1" draw:text-style-name="P2" draw:layer="layout" svg:width="1.344cm" svg:height="1.267cm" svg:x="1.901cm" svg:y="0.0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157cm" svg:y="0.119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4.457cm" svg:y="2.419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1.701cm" svg:y="3.486cm">
          <text:p text:style-name="P1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157cm" svg:y="1.88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251cm" svg:y1="0.686cm" svg:x2="5.151cm" svg:y2="0.766cm">
          <text:p/>
        </draw:line>
        <draw:line draw:style-name="gr2" draw:text-style-name="P3" draw:layer="layout" svg:x1="1.301cm" svg:y1="2.086cm" svg:x2="2.101cm" svg:y2="1.186cm">
          <text:p/>
        </draw:line>
        <draw:line draw:style-name="gr2" draw:text-style-name="P3" draw:layer="layout" svg:x1="3.001cm" svg:y1="1.186cm" svg:x2="4.701cm" svg:y2="2.586cm">
          <text:p/>
        </draw:line>
        <draw:line draw:style-name="gr2" draw:text-style-name="P3" draw:layer="layout" svg:x1="3.001cm" svg:y1="3.886cm" svg:x2="4.501cm" svg:y2="3.286cm">
          <text:p/>
        </draw:line>
        <draw:line draw:style-name="gr2" draw:text-style-name="P3" draw:layer="layout" svg:x1="5.401cm" svg:y1="2.486cm" svg:x2="5.701cm" svg:y2="1.386cm">
          <text:p/>
        </draw:line>
        <draw:line draw:style-name="gr5" draw:text-style-name="P3" draw:layer="layout" svg:x1="3.001cm" svg:y1="4.286cm" svg:x2="4.608cm" svg:y2="4.886cm">
          <text:p/>
        </draw:line>
      </draw:page>
      <draw:page draw:name="page2" draw:style-name="dp1" draw:master-page-name="Default">
        <draw:g>
          <draw:custom-shape draw:style-name="gr1" draw:text-style-name="P2" draw:layer="layout" svg:width="1.344cm" svg:height="1.267cm" svg:x="2.456cm" svg:y="0.133cm">
            <text:p text:style-name="P1"><text:span text:style-name="T1">H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8cm" svg:y="0.333cm">
            <text:p text:style-name="P1"><text:span text:style-name="T1">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756cm" svg:y="2.4cm">
            <text:p text:style-name="P1"><text:span text:style-name="T1">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956cm" svg:y="4.233cm">
            <text:p text:style-name="P1"><text:span text:style-name="T1">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2.333cm">
            <text:p text:style-name="P1"><text:span text:style-name="T1">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.3cm" svg:y1="2.6cm" svg:x2="2.6cm" svg:y2="1.2cm">
            <text:p/>
          </draw:line>
          <draw:line draw:style-name="gr3" draw:text-style-name="P3" draw:layer="layout" svg:x1="5.4cm" svg:y1="1.6cm" svg:x2="5.6cm" svg:y2="4.2cm">
            <text:p/>
          </draw:line>
          <draw:line draw:style-name="gr3" draw:text-style-name="P3" draw:layer="layout" svg:x1="4.9cm" svg:y1="1.3cm" svg:x2="1.4cm" svg:y2="2.7cm">
            <text:p/>
          </draw:line>
          <draw:line draw:style-name="gr3" draw:text-style-name="P3" draw:layer="layout" svg:x1="3.2cm" svg:y1="1.4cm" svg:x2="3.4cm" svg:y2="2.9cm">
            <text:p/>
          </draw:line>
          <draw:line draw:style-name="gr3" draw:text-style-name="P3" draw:layer="layout" svg:x1="4.8cm" svg:y1="0.9cm" svg:x2="3.8cm" svg:y2="0.7cm">
            <text:p/>
          </draw:line>
          <draw:custom-shape draw:style-name="gr1" draw:text-style-name="P2" draw:layer="layout" svg:width="1.344cm" svg:height="1.267cm" svg:x="2.756cm" svg:y="2.92cm">
            <text:p text:style-name="P1"><text:span text:style-name="T1">G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856cm" svg:y="4.633cm">
            <text:p text:style-name="P1"><text:span text:style-name="T1">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6.3cm" svg:y1="2.4cm" svg:x2="5.9cm" svg:y2="1.5cm">
            <text:p/>
          </draw:line>
          <draw:line draw:style-name="gr3" draw:text-style-name="P3" draw:layer="layout" svg:x1="4cm" svg:y1="3.9cm" svg:x2="5cm" svg:y2="4.6cm">
            <text:p/>
          </draw:line>
          <draw:line draw:style-name="gr3" draw:text-style-name="P3" draw:layer="layout" svg:x1="2.8cm" svg:y1="3.8cm" svg:x2="1.9cm" svg:y2="4.7cm">
            <text:p/>
          </draw:line>
          <draw:line draw:style-name="gr3" draw:text-style-name="P3" draw:layer="layout" svg:x1="4.96cm" svg:y1="4.8cm" svg:x2="2.22cm" svg:y2="5.2cm">
            <text:p/>
          </draw:line>
          <draw:line draw:style-name="gr3" draw:text-style-name="P3" draw:layer="layout" svg:x1="0.9cm" svg:y1="3.6cm" svg:x2="1.3cm" svg:y2="4.64cm">
            <text:p/>
          </draw:line>
          <draw:line draw:style-name="gr3" draw:text-style-name="P3" draw:layer="layout" svg:x1="6cm" svg:y1="4.32cm" svg:x2="6.4cm" svg:y2="3.7cm">
            <text:p/>
          </draw:line>
        </draw:g>
      </draw:page>
      <draw:page draw:name="page3" draw:style-name="dp1" draw:master-page-name="Default">
        <draw:g>
          <draw:custom-shape draw:style-name="gr1" draw:text-style-name="P2" draw:layer="layout" svg:width="1.344cm" svg:height="1.267cm" svg:x="1.844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44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194cm" svg:y1="0.686cm" svg:x2="5.094cm" svg:y2="0.766cm">
            <text:p/>
          </draw:line>
          <draw:line draw:style-name="gr2" draw:text-style-name="P3" draw:layer="layout" svg:x1="1.244cm" svg:y1="2.086cm" svg:x2="2.044cm" svg:y2="1.186cm">
            <text:p/>
          </draw:line>
          <draw:line draw:style-name="gr2" draw:text-style-name="P3" draw:layer="layout" svg:x1="2.944cm" svg:y1="1.186cm" svg:x2="4.644cm" svg:y2="2.586cm">
            <text:p/>
          </draw:line>
          <draw:line draw:style-name="gr2" draw:text-style-name="P3" draw:layer="layout" svg:x1="2.944cm" svg:y1="3.886cm" svg:x2="4.444cm" svg:y2="3.286cm">
            <text:p/>
          </draw:line>
          <draw:line draw:style-name="gr2" draw:text-style-name="P3" draw:layer="layout" svg:x1="5.344cm" svg:y1="2.486cm" svg:x2="5.644cm" svg:y2="1.386cm">
            <text:p/>
          </draw:line>
        </draw:g>
        <draw:frame draw:style-name="gr7" draw:text-style-name="P7" draw:layer="layout" svg:width="9.4cm" svg:height="0.974cm" svg:x="6.243cm" svg:y="1.526cm">
          <draw:text-box>
            <text:p><text:span text:style-name="T3">[[0, 1], [0, 2], [0, 4], [1, 2], </text:span><text:span text:style-name="T1">[2, 3]]</text:span></text:p>
          </draw:text-box>
        </draw:frame>
      </draw:page>
      <draw:page draw:name="page4" draw:style-name="dp1" draw:master-page-name="Default">
        <draw:g>
          <draw:custom-shape draw:style-name="gr1" draw:text-style-name="P2" draw:layer="layout" svg:width="1.344cm" svg:height="1.267cm" svg:x="1.888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4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4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8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4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8cm" svg:y1="0.686cm" svg:x2="5.138cm" svg:y2="0.766cm">
            <text:p/>
          </draw:line>
          <draw:line draw:style-name="gr2" draw:text-style-name="P3" draw:layer="layout" svg:x1="1.288cm" svg:y1="2.086cm" svg:x2="2.088cm" svg:y2="1.186cm">
            <text:p/>
          </draw:line>
          <draw:line draw:style-name="gr2" draw:text-style-name="P3" draw:layer="layout" svg:x1="2.988cm" svg:y1="1.186cm" svg:x2="4.688cm" svg:y2="2.586cm">
            <text:p/>
          </draw:line>
          <draw:line draw:style-name="gr2" draw:text-style-name="P3" draw:layer="layout" svg:x1="2.988cm" svg:y1="3.886cm" svg:x2="4.488cm" svg:y2="3.286cm">
            <text:p/>
          </draw:line>
          <draw:line draw:style-name="gr2" draw:text-style-name="P3" draw:layer="layout" svg:x1="5.388cm" svg:y1="2.486cm" svg:x2="5.688cm" svg:y2="1.386cm">
            <text:p/>
          </draw:line>
        </draw:g>
        <draw:frame draw:style-name="gr7" draw:text-style-name="P7" draw:layer="layout" svg:width="9.4cm" svg:height="0.974cm" svg:x="6.287cm" svg:y="1.526cm">
          <draw:text-box>
            <text:p><text:span text:style-name="T3">[[1, 2, 4], [0, 2], [0, 1, 3], [2], </text:span><text:span text:style-name="T1">[0]]</text:span></text:p>
          </draw:text-box>
        </draw:frame>
        <draw:custom-shape draw:style-name="gr8" draw:text-style-name="P8" draw:layer="layout" svg:width="0.302cm" svg:height="2.09cm" draw:transform="rotate (-1.5707963267949) translate (8.82cm 1.4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9" draw:layer="layout" svg:width="0.6cm" svg:height="0.962cm" svg:x="7.35cm" svg:y="0.7cm">
          <draw:text-box>
            <text:p><text:span text:style-name="T4">0</text:span></text:p>
          </draw:text-box>
        </draw:frame>
        <draw:custom-shape draw:style-name="gr9" draw:text-style-name="P10" draw:layer="layout" svg:width="0.302cm" svg:height="1.38cm" draw:transform="rotate (-1.5707963267949) translate (10.5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1" draw:layer="layout" svg:width="0.6cm" svg:height="0.962cm" svg:x="9.45cm" svg:y="0.7cm">
          <draw:text-box>
            <text:p><text:span text:style-name="T5">1</text:span></text:p>
          </draw:text-box>
        </draw:frame>
        <draw:custom-shape draw:style-name="gr8" draw:text-style-name="P8" draw:layer="layout" svg:width="0.302cm" svg:height="2.09cm" draw:transform="rotate (-1.5707963267949) translate (13.07cm 1.4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1.6cm" svg:y="0.7cm">
          <draw:text-box>
            <text:p><text:span text:style-name="T4">2</text:span></text:p>
          </draw:text-box>
        </draw:frame>
        <draw:custom-shape draw:style-name="gr11" draw:text-style-name="P8" draw:layer="layout" svg:width="0.302cm" svg:height="0.68cm" draw:transform="rotate (-1.5707963267949) translate (14.13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3.37cm" svg:y="0.7cm">
          <draw:text-box>
            <text:p><text:span text:style-name="T4">3</text:span></text:p>
          </draw:text-box>
        </draw:frame>
        <draw:custom-shape draw:style-name="gr11" draw:text-style-name="P8" draw:layer="layout" svg:width="0.302cm" svg:height="0.68cm" draw:transform="rotate (-1.5707963267949) translate (15.18cm 1.45cm)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9" draw:layer="layout" svg:width="0.6cm" svg:height="0.962cm" svg:x="14.42cm" svg:y="0.7cm">
          <draw:text-box>
            <text:p><text:span text:style-name="T4">4</text:span></text:p>
          </draw:text-box>
        </draw:frame>
      </draw:page>
      <draw:page draw:name="page5" draw:style-name="dp1" draw:master-page-name="Default">
        <draw:g>
          <draw:custom-shape draw:style-name="gr1" draw:text-style-name="P2" draw:layer="layout" svg:width="1.344cm" svg:height="1.267cm" svg:x="1.889cm" svg:y="0.086cm">
            <text:p text:style-name="P1"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5.145cm" svg:y="0.119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4.445cm" svg:y="2.419cm">
            <text:p text:style-name="P1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1.689cm" svg:y="3.486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1.344cm" svg:height="1.267cm" svg:x="0.145cm" svg:y="1.886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3" draw:layer="layout" svg:x1="3.239cm" svg:y1="0.686cm" svg:x2="5.139cm" svg:y2="0.766cm">
            <text:p/>
          </draw:line>
          <draw:line draw:style-name="gr2" draw:text-style-name="P3" draw:layer="layout" svg:x1="1.289cm" svg:y1="2.086cm" svg:x2="2.089cm" svg:y2="1.186cm">
            <text:p/>
          </draw:line>
          <draw:line draw:style-name="gr2" draw:text-style-name="P3" draw:layer="layout" svg:x1="2.989cm" svg:y1="1.186cm" svg:x2="4.689cm" svg:y2="2.586cm">
            <text:p/>
          </draw:line>
          <draw:line draw:style-name="gr2" draw:text-style-name="P3" draw:layer="layout" svg:x1="2.989cm" svg:y1="3.886cm" svg:x2="4.489cm" svg:y2="3.286cm">
            <text:p/>
          </draw:line>
          <draw:line draw:style-name="gr2" draw:text-style-name="P3" draw:layer="layout" svg:x1="5.389cm" svg:y1="2.486cm" svg:x2="5.689cm" svg:y2="1.386cm">
            <text:p/>
          </draw:line>
        </draw:g>
        <draw:frame draw:style-name="gr12" draw:text-style-name="P7" draw:layer="layout" svg:width="4.4cm" svg:height="3.806cm" svg:x="7.1cm" svg:y="0.905cm">
          <draw:text-box>
            <text:p><text:span text:style-name="T3">[[0, 1, 1, 0, 1],</text:span></text:p>
            <text:p><text:span text:style-name="T3"><text:s/></text:span><text:span text:style-name="T3">[1, 0, 1, 0, 0],</text:span></text:p>
            <text:p><text:span text:style-name="T3"><text:s/></text:span><text:span text:style-name="T3">[1, 1, 0, 1, 0],</text:span></text:p>
            <text:p><text:span text:style-name="T3"><text:s/></text:span><text:span text:style-name="T3">[0, 0, 1, 0, 0],</text:span></text:p>
            <text:p><text:span text:style-name="T3"><text:s/></text:span><text:span text:style-name="T3">[1, 0, 0, 0, 0]</text:span><text:span text:style-name="T1">]</text:span></text:p>
          </draw:text-box>
        </draw:frame>
        <draw:frame draw:style-name="gr6" draw:text-style-name="P9" draw:layer="layout" svg:width="0.7cm" svg:height="0.962cm" svg:x="7.46cm" svg:y="0.3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8.16cm" svg:y="0.3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8.86cm" svg:y="0.3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9.66cm" svg:y="0.3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10.26cm" svg:y="0.3cm">
          <draw:text-box>
            <text:p><text:span text:style-name="T4">4</text:span></text:p>
          </draw:text-box>
        </draw:frame>
        <draw:frame draw:style-name="gr6" draw:text-style-name="P9" draw:layer="layout" svg:width="0.7cm" svg:height="0.962cm" svg:x="6.66cm" svg:y="0.9cm">
          <draw:text-box>
            <text:p><text:span text:style-name="T4">0</text:span></text:p>
          </draw:text-box>
        </draw:frame>
        <draw:frame draw:style-name="gr6" draw:text-style-name="P9" draw:layer="layout" svg:width="0.7cm" svg:height="0.962cm" svg:x="6.66cm" svg:y="1.7cm">
          <draw:text-box>
            <text:p><text:span text:style-name="T4">1</text:span></text:p>
          </draw:text-box>
        </draw:frame>
        <draw:frame draw:style-name="gr6" draw:text-style-name="P9" draw:layer="layout" svg:width="0.7cm" svg:height="0.962cm" svg:x="6.66cm" svg:y="2.4cm">
          <draw:text-box>
            <text:p><text:span text:style-name="T4">2</text:span></text:p>
          </draw:text-box>
        </draw:frame>
        <draw:frame draw:style-name="gr6" draw:text-style-name="P9" draw:layer="layout" svg:width="0.7cm" svg:height="0.962cm" svg:x="6.66cm" svg:y="3.1cm">
          <draw:text-box>
            <text:p><text:span text:style-name="T4">3</text:span></text:p>
          </draw:text-box>
        </draw:frame>
        <draw:frame draw:style-name="gr6" draw:text-style-name="P9" draw:layer="layout" svg:width="0.7cm" svg:height="0.962cm" svg:x="6.66cm" svg:y="3.9cm">
          <draw:text-box>
            <text:p><text:span text:style-name="T4">4</text:span></text:p>
          </draw:text-box>
        </draw:frame>
      </draw:page>
      <draw:page draw:name="page6" draw:style-name="dp1" draw:master-page-name="Default">
        <draw:custom-shape draw:style-name="gr1" draw:text-style-name="P2" draw:layer="layout" svg:width="1.344cm" svg:height="1.267cm" svg:x="2.69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6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6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cm" svg:y1="1.4cm" svg:x2="6.06cm" svg:y2="1.5cm">
          <text:p/>
        </draw:line>
        <draw:line draw:style-name="gr2" draw:text-style-name="P3" draw:layer="layout" svg:x1="1.3cm" svg:y1="3.7cm" svg:x2="2.8cm" svg:y2="4.3cm">
          <text:p/>
        </draw:line>
        <draw:line draw:style-name="gr2" draw:text-style-name="P3" draw:layer="layout" svg:x1="3.39cm" svg:y1="2.07cm" svg:x2="3.4cm" svg:y2="4.02cm">
          <text:p/>
        </draw:line>
        <draw:line draw:style-name="gr2" draw:text-style-name="P3" draw:layer="layout" svg:x1="4.05cm" svg:y1="4.7cm" svg:x2="5.8cm" svg:y2="4.7cm">
          <text:p/>
        </draw:line>
        <draw:line draw:style-name="gr2" draw:text-style-name="P3" draw:layer="layout" svg:x1="6.1cm" svg:y1="4.1cm" svg:x2="3.8cm" svg:y2="1.9cm">
          <text:p/>
        </draw:line>
        <draw:frame draw:style-name="gr13" draw:text-style-name="P7" draw:layer="layout" svg:width="0.7cm" svg:height="0.827cm" svg:x="3.3cm" svg:y="1.172cm">
          <draw:text-box>
            <text:p><text:span text:style-name="T6"></text:span></text:p>
          </draw:text-box>
        </draw:frame>
        <draw:line draw:style-name="gr14" draw:text-style-name="P3" draw:layer="layout" svg:x1="1.8cm" svg:y1="0.1cm" svg:x2="2.8cm" svg:y2="1cm">
          <text:p/>
        </draw:line>
        <draw:custom-shape draw:style-name="gr15" draw:text-style-name="P13" draw:layer="layout" svg:width="3.516cm" svg:height="0.7cm" svg:x="1.384cm" svg:y="5.4cm">
          <text:p text:style-name="P12"><text:span text:style-name="T7">G, R, A, P, H 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cm" svg:y1="2.2cm" svg:x2="3.17cm" svg:y2="3.7cm">
          <text:p/>
        </draw:line>
        <draw:frame draw:style-name="gr13" draw:text-style-name="P7" draw:layer="layout" svg:width="0.7cm" svg:height="0.827cm" svg:x="3.3cm" svg:y="4.473cm">
          <draw:text-box>
            <text:p><text:span text:style-name="T6"></text:span></text:p>
          </draw:text-box>
        </draw:frame>
        <draw:line draw:style-name="gr14" draw:text-style-name="P3" draw:layer="layout" svg:x1="2.83cm" svg:y1="4.1cm" svg:x2="1.43cm" svg:y2="3.5cm">
          <text:p/>
        </draw:line>
        <draw:custom-shape draw:style-name="gr16" draw:text-style-name="P14" draw:layer="layout" svg:width="0.6cm" svg:height="0.6cm" svg:x="2.501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4" draw:layer="layout" svg:width="0.6cm" svg:height="0.6cm" svg:x="2.102cm" svg:y="3.20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6cm" svg:height="0.6cm" svg:x="1.3cm" svg:y="4.2cm">
          <text:p text:style-name="P15"><text:span text:style-name="T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11cm" svg:y1="1.8cm" svg:x2="6.1cm" svg:y2="1.9cm">
          <text:p/>
        </draw:line>
        <draw:custom-shape draw:style-name="gr16" draw:text-style-name="P14" draw:layer="layout" svg:width="0.6cm" svg:height="0.6cm" svg:x="5cm" svg:y="2.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cm" svg:y="1.275cm">
          <draw:text-box>
            <text:p><text:span text:style-name="T6"></text:span></text:p>
          </draw:text-box>
        </draw:frame>
        <draw:line draw:style-name="gr14" draw:text-style-name="P3" draw:layer="layout" svg:x1="1.244cm" svg:y1="3.914cm" svg:x2="2.644cm" svg:y2="4.514cm">
          <text:p/>
        </draw:line>
        <draw:line draw:style-name="gr14" draw:text-style-name="P3" draw:layer="layout" svg:x1="4.187cm" svg:y1="4.45cm" svg:x2="5.687cm" svg:y2="4.45cm">
          <text:p/>
        </draw:line>
        <draw:custom-shape draw:style-name="gr16" draw:text-style-name="P14" draw:layer="layout" svg:width="0.6cm" svg:height="0.6cm" svg:x="4.4cm" svg:y="3.7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6.2cm" svg:y="4.474cm">
          <draw:text-box>
            <text:p><text:span text:style-name="T6"></text:span></text:p>
          </draw:text-box>
        </draw:frame>
        <draw:line draw:style-name="gr17" draw:text-style-name="P3" draw:layer="layout" svg:x1="4.13cm" svg:y1="1.8cm" svg:x2="6.33cm" svg:y2="3.9cm">
          <text:p/>
        </draw:line>
      </draw:page>
      <draw:page draw:name="page7" draw:style-name="dp1" draw:master-page-name="Default">
        <draw:custom-shape draw:style-name="gr1" draw:text-style-name="P2" draw:layer="layout" svg:width="1.344cm" svg:height="1.267cm" svg:x="2.691cm" svg:y="0.786cm">
          <text:p text:style-name="P1"><text:span text:style-name="T1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6.047cm" svg:y="0.819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2.701cm" svg:y="4.033cm">
          <text:p text:style-name="P1"><text:span text:style-name="T1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5.801cm" svg:y="4cm">
          <text:p text:style-name="P1"><text:span text:style-name="T1">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344cm" svg:height="1.267cm" svg:x="0.047cm" svg:y="2.786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031cm" svg:y1="1.4cm" svg:x2="6.061cm" svg:y2="1.5cm">
          <text:p/>
        </draw:line>
        <draw:line draw:style-name="gr2" draw:text-style-name="P3" draw:layer="layout" svg:x1="1.301cm" svg:y1="3.7cm" svg:x2="2.801cm" svg:y2="4.3cm">
          <text:p/>
        </draw:line>
        <draw:line draw:style-name="gr2" draw:text-style-name="P3" draw:layer="layout" svg:x1="3.391cm" svg:y1="2.07cm" svg:x2="3.401cm" svg:y2="4.02cm">
          <text:p/>
        </draw:line>
        <draw:line draw:style-name="gr2" draw:text-style-name="P3" draw:layer="layout" svg:x1="4.051cm" svg:y1="4.7cm" svg:x2="5.801cm" svg:y2="4.7cm">
          <text:p/>
        </draw:line>
        <draw:line draw:style-name="gr2" draw:text-style-name="P3" draw:layer="layout" svg:x1="6.101cm" svg:y1="4.1cm" svg:x2="3.801cm" svg:y2="1.9cm">
          <text:p/>
        </draw:line>
        <draw:frame draw:style-name="gr13" draw:text-style-name="P7" draw:layer="layout" svg:width="0.7cm" svg:height="0.827cm" svg:x="3.301cm" svg:y="1.172cm">
          <draw:text-box>
            <text:p><text:span text:style-name="T6"></text:span></text:p>
          </draw:text-box>
        </draw:frame>
        <draw:line draw:style-name="gr14" draw:text-style-name="P3" draw:layer="layout" svg:x1="1.801cm" svg:y1="0.1cm" svg:x2="2.801cm" svg:y2="1cm">
          <text:p/>
        </draw:line>
        <draw:custom-shape draw:style-name="gr15" draw:text-style-name="P13" draw:layer="layout" svg:width="3.516cm" svg:height="0.7cm" svg:x="1.385cm" svg:y="5.4cm">
          <text:p text:style-name="P12"><text:span text:style-name="T7">G, R, P, H, A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3.171cm" svg:y1="2.2cm" svg:x2="3.171cm" svg:y2="3.7cm">
          <text:p/>
        </draw:line>
        <draw:frame draw:style-name="gr13" draw:text-style-name="P7" draw:layer="layout" svg:width="0.7cm" svg:height="0.827cm" svg:x="3.301cm" svg:y="4.473cm">
          <draw:text-box>
            <text:p><text:span text:style-name="T6"></text:span></text:p>
          </draw:text-box>
        </draw:frame>
        <draw:custom-shape draw:style-name="gr16" draw:text-style-name="P14" draw:layer="layout" svg:width="0.6cm" svg:height="0.6cm" svg:x="2.502cm" svg:y="2.30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7" draw:layer="layout" svg:width="0.7cm" svg:height="0.827cm" svg:x="0.601cm" svg:y="3.273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601cm" svg:y="1.275cm">
          <draw:text-box>
            <text:p><text:span text:style-name="T6"></text:span></text:p>
          </draw:text-box>
        </draw:frame>
        <draw:frame draw:style-name="gr13" draw:text-style-name="P7" draw:layer="layout" svg:width="0.7cm" svg:height="0.827cm" svg:x="6.201cm" svg:y="4.474cm">
          <draw:text-box>
            <text:p><text:span text:style-name="T6"></text:span></text:p>
          </draw:text-box>
        </draw:frame>
        <draw:line draw:style-name="gr14" draw:text-style-name="P3" draw:layer="layout" svg:x1="4cm" svg:y1="2.4cm" svg:x2="5.1cm" svg:y2="3.5cm">
          <text:p/>
        </draw:line>
        <draw:custom-shape draw:style-name="gr16" draw:text-style-name="P14" draw:layer="layout" svg:width="0.6cm" svg:height="0.6cm" svg:x="3.6cm" svg:y="2.5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4.5cm" svg:y1="1.65cm" svg:x2="6cm" svg:y2="1.75cm">
          <text:p/>
        </draw:line>
        <draw:custom-shape draw:style-name="gr16" draw:text-style-name="P14" draw:layer="layout" svg:width="0.6cm" svg:height="0.6cm" svg:x="4.5cm" svg:y="1.74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2.5cm" svg:y1="4.5cm" svg:x2="1.3cm" svg:y2="4cm">
          <text:p/>
        </draw:line>
        <draw:custom-shape draw:style-name="gr16" draw:text-style-name="P14" draw:layer="layout" svg:width="0.6cm" svg:height="0.6cm" svg:x="1.1cm" svg:y="4.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8" draw:style-name="dp1" draw:master-page-name="Default">
        <draw:line draw:style-name="gr14" draw:text-style-name="P3" draw:layer="layout" svg:x1="12.861cm" svg:y1="3.326cm" svg:x2="12.861cm" svg:y2="4.426cm">
          <text:p/>
        </draw:line>
        <draw:custom-shape draw:style-name="gr1" draw:text-style-name="P2" xml:id="id4" draw:id="id4" draw:layer="layout" svg:width="1.344cm" svg:height="1.267cm" svg:x="0.41cm" svg:y="0.3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" draw:id="id1" draw:layer="layout" svg:width="1.344cm" svg:height="1.267cm" svg:x="3.666cm" svg:y="0.34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344cm" svg:height="1.267cm" svg:x="4.63cm" svg:y="4.37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344cm" svg:height="1.267cm" svg:x="4.63cm" svg:y="2.1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344cm" svg:height="1.267cm" svg:x="0.411cm" svg:y="2.612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3.396cm" svg:y1="0.698cm" svg:x2="1.91cm" svg:y2="0.712cm">
          <text:p/>
        </draw:line>
        <draw:line draw:style-name="gr14" draw:text-style-name="P3" draw:layer="layout" svg:x1="0.61cm" svg:y1="1.512cm" svg:x2="0.61cm" svg:y2="2.712cm">
          <text:p/>
        </draw:line>
        <draw:line draw:style-name="gr14" draw:text-style-name="P3" draw:layer="layout" svg:x1="2.096cm" svg:y1="2.898cm" svg:x2="3.81cm" svg:y2="1.812cm">
          <text:p/>
        </draw:line>
        <draw:line draw:style-name="gr14" draw:text-style-name="P3" draw:layer="layout" svg:x1="5.196cm" svg:y1="1.098cm" svg:x2="5.896cm" svg:y2="2.098cm">
          <text:p/>
        </draw:line>
        <draw:line draw:style-name="gr14" draw:text-style-name="P3" draw:layer="layout" svg:x1="5.71cm" svg:y1="3.312cm" svg:x2="5.71cm" svg:y2="4.412cm">
          <text:p/>
        </draw:line>
        <draw:frame draw:style-name="gr6" draw:text-style-name="P6" draw:layer="layout" svg:width="0.9cm" svg:height="0.962cm" svg:x="2.41cm" svg:y="-0.15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-0.19cm" svg:y="1.45cm">
          <draw:text-box>
            <text:p><text:span text:style-name="T1">2</text:span></text:p>
          </draw:text-box>
        </draw:frame>
        <draw:frame draw:style-name="gr6" draw:text-style-name="P6" draw:layer="layout" svg:width="0.9cm" svg:height="0.962cm" svg:x="2.61cm" svg:y="2.15cm">
          <draw:text-box>
            <text:p><text:span text:style-name="T1">3</text:span></text:p>
          </draw:text-box>
        </draw:frame>
        <draw:frame draw:style-name="gr6" draw:text-style-name="P6" draw:layer="layout" svg:width="0.9cm" svg:height="0.962cm" svg:x="5.21cm" svg:y="0.75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5.61cm" svg:y="3.15cm">
          <draw:text-box>
            <text:p><text:span text:style-name="T1">5</text:span></text:p>
          </draw:text-box>
        </draw:frame>
        <draw:custom-shape draw:style-name="gr4" draw:text-style-name="P5" draw:layer="layout" svg:width="0.896cm" svg:height="0.9cm" svg:x="2.61cm" svg:y="5.512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draw:type="line" svg:x1="4.814cm" svg:y1="1.427cm" svg:x2="5.302cm" svg:y2="2.112cm" draw:start-shape="id1" draw:start-glue-point="9" draw:end-shape="id2" draw:end-glue-point="4" svg:d="M4814 1427l488 685" svg:viewBox="0 0 489 686">
          <text:p/>
        </draw:connector>
        <draw:connector draw:style-name="gr2" draw:text-style-name="P3" draw:layer="layout" draw:type="line" svg:x1="5.302cm" svg:y1="3.379cm" svg:x2="5.302cm" svg:y2="4.379cm" draw:start-shape="id2" draw:start-glue-point="8" draw:end-shape="id3" draw:end-glue-point="4" svg:d="M5302 3379v1000" svg:viewBox="0 0 1 1001">
          <text:p/>
        </draw:connector>
        <draw:connector draw:style-name="gr2" draw:text-style-name="P3" draw:layer="layout" draw:type="line" svg:x1="1.754cm" svg:y1="0.946cm" svg:x2="3.666cm" svg:y2="0.979cm" draw:start-shape="id4" draw:start-glue-point="10" draw:end-shape="id1" draw:end-glue-point="6" svg:d="M1754 946l1912 33" svg:viewBox="0 0 1913 34">
          <text:p/>
        </draw:connector>
        <draw:connector draw:style-name="gr2" draw:text-style-name="P3" draw:layer="layout" draw:type="line" svg:x1="1.559cm" svg:y1="2.797cm" svg:x2="3.862cm" svg:y2="1.427cm" draw:start-shape="id5" draw:start-glue-point="11" draw:end-shape="id1" draw:end-glue-point="7" svg:d="M1559 2797l2303-1370" svg:viewBox="0 0 2304 1371">
          <text:p/>
        </draw:connector>
        <draw:connector draw:style-name="gr2" draw:text-style-name="P3" draw:layer="layout" draw:type="line" svg:x1="1.083cm" svg:y1="2.612cm" svg:x2="1.082cm" svg:y2="1.579cm" draw:start-shape="id5" draw:start-glue-point="4" draw:end-shape="id4" draw:end-glue-point="8" svg:d="M1083 2612l-1-1033" svg:viewBox="0 0 2 1034">
          <text:p/>
        </draw:connector>
        <draw:custom-shape draw:style-name="gr1" draw:text-style-name="P2" xml:id="id9" draw:id="id9" draw:layer="layout" svg:width="1.344cm" svg:height="1.267cm" svg:x="7.597cm" svg:y="0.3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6" draw:id="id6" draw:layer="layout" svg:width="1.344cm" svg:height="1.267cm" svg:x="10.853cm" svg:y="0.359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344cm" svg:height="1.267cm" svg:x="11.817cm" svg:y="4.39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7" draw:id="id7" draw:layer="layout" svg:width="1.344cm" svg:height="1.267cm" svg:x="11.817cm" svg:y="2.1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344cm" svg:height="1.267cm" svg:x="7.598cm" svg:y="2.62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797cm" svg:y="5.526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0" draw:text-style-name="P3" draw:layer="layout" draw:type="line" svg:x1="12.001cm" svg:y1="1.441cm" svg:x2="12.489cm" svg:y2="2.126cm" draw:start-shape="id6" draw:start-glue-point="9" draw:end-shape="id7" draw:end-glue-point="4" svg:d="M12001 1441l488 685" svg:viewBox="0 0 489 686">
          <text:p/>
        </draw:connector>
        <draw:connector draw:style-name="gr2" draw:text-style-name="P3" draw:layer="layout" draw:type="line" svg:x1="12.489cm" svg:y1="3.393cm" svg:x2="12.489cm" svg:y2="4.393cm" draw:start-shape="id7" draw:start-glue-point="8" draw:end-shape="id8" draw:end-glue-point="4" svg:d="M12489 3393v1000" svg:viewBox="0 0 1 1001">
          <text:p/>
        </draw:connector>
        <draw:connector draw:style-name="gr20" draw:text-style-name="P3" draw:layer="layout" draw:type="line" svg:x1="8.941cm" svg:y1="0.96cm" svg:x2="10.853cm" svg:y2="0.993cm" draw:start-shape="id9" draw:start-glue-point="10" draw:end-shape="id6" draw:end-glue-point="6" svg:d="M8941 960l1912 33" svg:viewBox="0 0 1913 34">
          <text:p/>
        </draw:connector>
        <draw:connector draw:style-name="gr20" draw:text-style-name="P3" draw:layer="layout" draw:type="line" svg:x1="8.746cm" svg:y1="2.811cm" svg:x2="11.049cm" svg:y2="1.441cm" draw:start-shape="id10" draw:start-glue-point="11" draw:end-shape="id6" draw:end-glue-point="7" svg:d="M8746 2811l2303-1370" svg:viewBox="0 0 2304 1371">
          <text:p/>
        </draw:connector>
        <draw:connector draw:style-name="gr20" draw:text-style-name="P3" draw:layer="layout" draw:type="line" svg:x1="8.27cm" svg:y1="2.626cm" svg:x2="8.269cm" svg:y2="1.593cm" draw:start-shape="id10" draw:start-glue-point="4" draw:end-shape="id9" draw:end-glue-point="8" svg:d="M8270 2626l-1-1033" svg:viewBox="0 0 2 1034">
          <text:p/>
        </draw:connector>
      </draw:page>
      <draw:page draw:name="page9" draw:style-name="dp1" draw:master-page-name="Default">
        <draw:custom-shape draw:style-name="gr1" draw:text-style-name="P2" xml:id="id12" draw:id="id12" draw:layer="layout" svg:width="1.344cm" svg:height="1.267cm" svg:x="2.719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344cm" svg:height="1.267cm" svg:x="6.62cm" svg:y="0.2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344cm" svg:height="1.267cm" svg:x="2.72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344cm" svg:height="1.267cm" svg:x="6.621cm" svg:y="3.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344cm" svg:height="1.267cm" svg:x="9.221cm" svg:y="1.73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344cm" svg:height="1.267cm" svg:x="0.12cm" svg:y="1.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6.5cm" svg:y1="1.2cm" svg:x2="5.3cm" svg:y2="2.1cm">
          <text:p/>
        </draw:line>
        <draw:frame draw:style-name="gr6" draw:text-style-name="P6" draw:layer="layout" svg:width="0.9cm" svg:height="0.962cm" svg:x="5.418cm" svg:y="0.8cm">
          <draw:text-box>
            <text:p><text:span text:style-name="T1">1</text:span></text:p>
          </draw:text-box>
        </draw:frame>
        <draw:line draw:style-name="gr14" draw:text-style-name="P3" draw:layer="layout" svg:x1="3.118cm" svg:y1="3.2cm" svg:x2="3.118cm" svg:y2="1.6cm">
          <text:p/>
        </draw:line>
        <draw:frame draw:style-name="gr6" draw:text-style-name="P6" draw:layer="layout" svg:width="0.9cm" svg:height="0.962cm" svg:x="2.478cm" svg:y="2.1cm">
          <draw:text-box>
            <text:p><text:span text:style-name="T1">2</text:span></text:p>
          </draw:text-box>
        </draw:frame>
        <draw:line draw:style-name="gr14" draw:text-style-name="P3" draw:layer="layout" svg:x1="5.818cm" svg:y1="2.38cm" svg:x2="6.9cm" svg:y2="3.28cm">
          <text:p/>
        </draw:line>
        <draw:frame draw:style-name="gr6" draw:text-style-name="P6" draw:layer="layout" svg:width="0.9cm" svg:height="0.962cm" svg:x="5.918cm" svg:y="1.938cm">
          <draw:text-box>
            <text:p><text:span text:style-name="T1">3</text:span></text:p>
          </draw:text-box>
        </draw:frame>
        <draw:line draw:style-name="gr14" draw:text-style-name="P3" draw:layer="layout" svg:x1="6.218cm" svg:y1="4.2cm" svg:x2="4.318cm" svg:y2="4.2cm">
          <text:p/>
        </draw:line>
        <draw:frame draw:style-name="gr6" draw:text-style-name="P6" draw:layer="layout" svg:width="0.9cm" svg:height="0.962cm" svg:x="5.018cm" svg:y="4.038cm">
          <draw:text-box>
            <text:p><text:span text:style-name="T1">4</text:span></text:p>
          </draw:text-box>
        </draw:frame>
        <draw:frame draw:style-name="gr6" draw:text-style-name="P6" draw:layer="layout" svg:width="0.9cm" svg:height="0.962cm" svg:x="1.418cm" svg:y="3.538cm">
          <draw:text-box>
            <text:p><text:span text:style-name="T1">5</text:span></text:p>
          </draw:text-box>
        </draw:frame>
        <draw:line draw:style-name="gr14" draw:text-style-name="P3" draw:layer="layout" svg:x1="1.3cm" svg:y1="1.582cm" svg:x2="2.7cm" svg:y2="0.582cm">
          <text:p/>
        </draw:line>
        <draw:frame draw:style-name="gr6" draw:text-style-name="P6" draw:layer="layout" svg:width="0.9cm" svg:height="0.962cm" svg:x="1.218cm" svg:y="0.52cm">
          <draw:text-box>
            <text:p><text:span text:style-name="T1">6</text:span></text:p>
          </draw:text-box>
        </draw:frame>
        <draw:line draw:style-name="gr14" draw:text-style-name="P3" draw:layer="layout" svg:x1="4.418cm" svg:y1="0.6cm" svg:x2="6.318cm" svg:y2="0.6cm">
          <text:p/>
        </draw:line>
        <draw:frame draw:style-name="gr6" draw:text-style-name="P6" draw:layer="layout" svg:width="0.9cm" svg:height="0.962cm" svg:x="4.918cm" svg:y="-0.2cm">
          <draw:text-box>
            <text:p><text:span text:style-name="T1">7</text:span></text:p>
          </draw:text-box>
        </draw:frame>
        <draw:line draw:style-name="gr14" draw:text-style-name="P3" draw:layer="layout" svg:x1="8.218cm" svg:y1="0.72cm" svg:x2="9.318cm" svg:y2="1.52cm">
          <text:p/>
        </draw:line>
        <draw:frame draw:style-name="gr6" draw:text-style-name="P6" draw:layer="layout" svg:width="0.9cm" svg:height="0.962cm" svg:x="8.318cm" svg:y="0.238cm">
          <draw:text-box>
            <text:p><text:span text:style-name="T1">8</text:span></text:p>
          </draw:text-box>
        </draw:frame>
        <draw:line draw:style-name="gr14" draw:text-style-name="P3" draw:layer="layout" svg:x1="9.4cm" svg:y1="3.14cm" svg:x2="8.258cm" svg:y2="4.04cm">
          <text:p/>
        </draw:line>
        <draw:frame draw:style-name="gr6" draw:text-style-name="P6" draw:layer="layout" svg:width="0.9cm" svg:height="0.962cm" svg:x="8.718cm" svg:y="3.3cm">
          <draw:text-box>
            <text:p><text:span text:style-name="T1">9</text:span></text:p>
          </draw:text-box>
        </draw:frame>
        <draw:line draw:style-name="gr14" draw:text-style-name="P3" draw:layer="layout" svg:x1="7.558cm" svg:y1="3.2cm" svg:x2="7.558cm" svg:y2="1.6cm">
          <text:p/>
        </draw:line>
        <draw:frame draw:style-name="gr6" draw:text-style-name="P6" draw:layer="layout" svg:width="1.3cm" svg:height="0.962cm" svg:x="7.318cm" svg:y="2.1cm">
          <draw:text-box>
            <text:p><text:span text:style-name="T1">1</text:span><text:span text:style-name="T1">0</text:span></text:p>
          </draw:text-box>
        </draw:frame>
        <draw:connector draw:style-name="gr2" draw:text-style-name="P3" draw:layer="layout" draw:type="line" svg:x1="1.269cm" svg:y1="1.915cm" svg:x2="2.719cm" svg:y2="0.864cm" draw:start-shape="id11" draw:start-glue-point="5" draw:end-shape="id12" draw:end-glue-point="6" svg:d="M1269 1915l1450-1051" svg:viewBox="0 0 1451 1052">
          <text:p/>
        </draw:connector>
        <draw:connector draw:style-name="gr2" draw:text-style-name="P3" draw:layer="layout" draw:type="line" svg:x1="3.392cm" svg:y1="3.3cm" svg:x2="3.397cm" svg:y2="1.5cm" draw:start-shape="id13" draw:start-glue-point="4" svg:d="M3392 3300l5-1800" svg:viewBox="0 0 6 1801">
          <text:p/>
        </draw:connector>
        <draw:connector draw:style-name="gr2" draw:text-style-name="P3" draw:layer="layout" draw:type="line" svg:x1="1.269cm" svg:y1="2.812cm" svg:x2="2.72cm" svg:y2="3.934cm" draw:start-shape="id11" draw:start-glue-point="7" draw:end-shape="id13" draw:end-glue-point="6" svg:d="M1269 2812l1451 1122" svg:viewBox="0 0 1452 1123">
          <text:p/>
        </draw:connector>
        <draw:connector draw:style-name="gr2" draw:text-style-name="P3" draw:layer="layout" draw:type="line" svg:x1="7.293cm" svg:y1="3.3cm" svg:x2="7.292cm" svg:y2="1.497cm" draw:start-shape="id14" draw:start-glue-point="4" draw:end-shape="id15" draw:end-glue-point="8" svg:d="M7293 3300l-1-1803" svg:viewBox="0 0 2 1804">
          <text:p/>
        </draw:connector>
        <draw:connector draw:style-name="gr2" draw:text-style-name="P3" draw:layer="layout" draw:type="line" svg:x1="4.064cm" svg:y1="3.934cm" svg:x2="6.621cm" svg:y2="3.934cm" draw:start-shape="id13" draw:start-glue-point="10" draw:end-shape="id14" draw:end-glue-point="6" svg:d="M4064 3934h2557" svg:viewBox="0 0 2558 1">
          <text:p/>
        </draw:connector>
        <draw:connector draw:style-name="gr2" draw:text-style-name="P3" draw:layer="layout" draw:type="line" svg:x1="4.063cm" svg:y1="0.864cm" svg:x2="6.62cm" svg:y2="0.864cm" draw:start-shape="id12" draw:start-glue-point="10" draw:end-shape="id15" draw:end-glue-point="6" svg:d="M4063 864h2557" svg:viewBox="0 0 2558 1">
          <text:p/>
        </draw:connector>
        <draw:connector draw:style-name="gr2" draw:text-style-name="P3" draw:layer="layout" draw:type="line" svg:x1="3.868cm" svg:y1="3.485cm" svg:x2="6.816cm" svg:y2="1.312cm" draw:start-shape="id13" draw:start-glue-point="11" draw:end-shape="id15" draw:end-glue-point="7" svg:d="M3868 3485l2948-2173" svg:viewBox="0 0 2949 2174">
          <text:p/>
        </draw:connector>
        <draw:connector draw:style-name="gr2" draw:text-style-name="P3" draw:layer="layout" draw:type="line" svg:x1="3.867cm" svg:y1="1.312cm" svg:x2="6.817cm" svg:y2="3.485cm" draw:start-shape="id12" draw:start-glue-point="9" draw:end-shape="id14" draw:end-glue-point="5" svg:d="M3867 1312l2950 2173" svg:viewBox="0 0 2951 2174">
          <text:p/>
        </draw:connector>
        <draw:connector draw:style-name="gr2" draw:text-style-name="P3" draw:layer="layout" draw:type="line" svg:x1="9.417cm" svg:y1="1.915cm" svg:x2="7.964cm" svg:y2="0.864cm" draw:start-shape="id16" draw:start-glue-point="5" draw:end-shape="id15" draw:end-glue-point="10" svg:d="M9417 1915l-1453-1051" svg:viewBox="0 0 1454 1052">
          <text:p/>
        </draw:connector>
        <draw:connector draw:style-name="gr2" draw:text-style-name="P3" draw:layer="layout" draw:type="line" svg:x1="9.417cm" svg:y1="2.812cm" svg:x2="7.965cm" svg:y2="3.934cm" draw:start-shape="id16" draw:start-glue-point="7" draw:end-shape="id14" draw:end-glue-point="10" svg:d="M9417 2812l-1452 1122" svg:viewBox="0 0 1453 1123">
          <text:p/>
        </draw:connector>
        <draw:line draw:style-name="gr14" draw:text-style-name="P3" draw:layer="layout" svg:x1="2.487cm" svg:y1="4.114cm" svg:x2="1.1cm" svg:y2="3cm">
          <text:p/>
        </draw:line>
      </draw:page>
      <draw:page draw:name="page10" draw:style-name="dp1" draw:master-page-name="Default">
        <draw:custom-shape draw:style-name="gr1" draw:text-style-name="P2" xml:id="id20" draw:id="id20" draw:layer="layout" svg:width="1.344cm" svg:height="1.267cm" svg:x="0.414cm" svg:y="0.3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1.344cm" svg:height="1.267cm" svg:x="3.67cm" svg:y="0.347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9" draw:id="id19" draw:layer="layout" svg:width="1.344cm" svg:height="1.267cm" svg:x="4.634cm" svg:y="4.38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8" draw:id="id18" draw:layer="layout" svg:width="1.344cm" svg:height="1.267cm" svg:x="4.634cm" svg:y="2.1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1" draw:id="id21" draw:layer="layout" svg:width="1.344cm" svg:height="1.267cm" svg:x="0.415cm" svg:y="2.614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3" draw:layer="layout" svg:x1="5.814cm" svg:y1="4.42cm" svg:x2="5.814cm" svg:y2="3.22cm">
          <text:p/>
        </draw:line>
        <draw:frame draw:style-name="gr6" draw:text-style-name="P6" draw:layer="layout" svg:width="0.9cm" svg:height="0.962cm" svg:x="5.614cm" svg:y="3.538cm">
          <draw:text-box>
            <text:p><text:span text:style-name="T1">1</text:span></text:p>
          </draw:text-box>
        </draw:frame>
        <draw:custom-shape draw:style-name="gr4" draw:text-style-name="P5" draw:layer="layout" svg:width="0.896cm" svg:height="0.9cm" svg:x="2.614cm" svg:y="5.514cm">
          <text:p text:style-name="P4"><text:span text:style-name="T2">a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type="line" svg:x1="4.818cm" svg:y1="1.429cm" svg:x2="5.306cm" svg:y2="2.114cm" draw:start-shape="id17" draw:start-glue-point="9" draw:end-shape="id18" draw:end-glue-point="4" svg:d="M4818 1429l488 685" svg:viewBox="0 0 489 686">
          <text:p/>
        </draw:connector>
        <draw:connector draw:style-name="gr17" draw:text-style-name="P3" draw:layer="layout" draw:type="line" svg:x1="5.306cm" svg:y1="3.381cm" svg:x2="5.306cm" svg:y2="4.381cm" draw:start-shape="id18" draw:start-glue-point="8" draw:end-shape="id19" draw:end-glue-point="4" svg:d="M5306 3381v1000" svg:viewBox="0 0 1 1001">
          <text:p/>
        </draw:connector>
        <draw:connector draw:style-name="gr17" draw:text-style-name="P3" draw:layer="layout" draw:type="line" svg:x1="1.758cm" svg:y1="0.948cm" svg:x2="3.67cm" svg:y2="0.981cm" draw:start-shape="id20" draw:start-glue-point="10" draw:end-shape="id17" draw:end-glue-point="6" svg:d="M1758 948l1912 33" svg:viewBox="0 0 1913 34">
          <text:p/>
        </draw:connector>
        <draw:connector draw:style-name="gr2" draw:text-style-name="P3" draw:layer="layout" draw:type="line" svg:x1="1.563cm" svg:y1="2.799cm" svg:x2="3.866cm" svg:y2="1.429cm" draw:start-shape="id21" draw:start-glue-point="11" draw:end-shape="id17" draw:end-glue-point="7" svg:d="M1563 2799l2303-1370" svg:viewBox="0 0 2304 1371">
          <text:p/>
        </draw:connector>
        <draw:connector draw:style-name="gr17" draw:text-style-name="P3" draw:layer="layout" draw:type="line" svg:x1="1.087cm" svg:y1="2.614cm" svg:x2="1.086cm" svg:y2="1.581cm" draw:start-shape="id21" draw:start-glue-point="4" draw:end-shape="id20" draw:end-glue-point="8" svg:d="M1087 2614l-1-1033" svg:viewBox="0 0 2 1034">
          <text:p/>
        </draw:connector>
        <draw:custom-shape draw:style-name="gr1" draw:text-style-name="P2" xml:id="id25" draw:id="id25" draw:layer="layout" svg:width="1.344cm" svg:height="1.267cm" svg:x="7.601cm" svg:y="0.3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22" draw:id="id22" draw:layer="layout" svg:width="1.344cm" svg:height="1.267cm" svg:x="10.857cm" svg:y="0.361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4" draw:id="id24" draw:layer="layout" svg:width="1.344cm" svg:height="1.267cm" svg:x="11.821cm" svg:y="4.395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3" draw:id="id23" draw:layer="layout" svg:width="1.344cm" svg:height="1.267cm" svg:x="11.821cm" svg:y="2.1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6" draw:id="id26" draw:layer="layout" svg:width="1.344cm" svg:height="1.267cm" svg:x="7.602cm" svg:y="2.628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896cm" svg:height="0.9cm" svg:x="9.801cm" svg:y="5.528cm">
          <text:p text:style-name="P4"><text:span text:style-name="T2">b</text:span></text:p>
          <draw:enhanced-geometry svg:viewBox="0 0 21600 21600" draw:type="rectangle" draw:enhanced-path="M 0 0 L 21600 0 21600 21600 0 21600 0 0 Z N"/>
        </draw:custom-shape>
        <draw:connector draw:style-name="gr21" draw:text-style-name="P3" draw:layer="layout" draw:type="line" svg:x1="12.005cm" svg:y1="1.443cm" svg:x2="12.493cm" svg:y2="2.128cm" draw:start-shape="id22" draw:start-glue-point="9" draw:end-shape="id23" draw:end-glue-point="4" svg:d="M12005 1443l488 685" svg:viewBox="0 0 489 686">
          <text:p/>
        </draw:connector>
        <draw:connector draw:style-name="gr21" draw:text-style-name="P3" draw:layer="layout" draw:type="line" svg:x1="12.493cm" svg:y1="3.395cm" svg:x2="12.493cm" svg:y2="4.395cm" draw:start-shape="id23" draw:start-glue-point="8" draw:end-shape="id24" draw:end-glue-point="4" svg:d="M12493 3395v1000" svg:viewBox="0 0 1 1001">
          <text:p/>
        </draw:connector>
        <draw:connector draw:style-name="gr17" draw:text-style-name="P3" draw:layer="layout" draw:type="line" svg:x1="8.945cm" svg:y1="0.962cm" svg:x2="10.857cm" svg:y2="0.995cm" draw:start-shape="id25" draw:start-glue-point="10" draw:end-shape="id22" draw:end-glue-point="6" svg:d="M8945 962l1912 33" svg:viewBox="0 0 1913 34">
          <text:p/>
        </draw:connector>
        <draw:connector draw:style-name="gr17" draw:text-style-name="P3" draw:layer="layout" draw:type="line" svg:x1="8.75cm" svg:y1="2.813cm" svg:x2="11.053cm" svg:y2="1.443cm" draw:start-shape="id26" draw:start-glue-point="11" draw:end-shape="id22" draw:end-glue-point="7" svg:d="M8750 2813l2303-1370" svg:viewBox="0 0 2304 1371">
          <text:p/>
        </draw:connector>
        <draw:connector draw:style-name="gr17" draw:text-style-name="P3" draw:layer="layout" draw:type="line" svg:x1="8.274cm" svg:y1="2.628cm" svg:x2="8.273cm" svg:y2="1.595cm" draw:start-shape="id26" draw:start-glue-point="4" draw:end-shape="id25" draw:end-glue-point="8" svg:d="M8274 2628l-1-1033" svg:viewBox="0 0 2 1034">
          <text:p/>
        </draw:connector>
        <draw:line draw:style-name="gr14" draw:text-style-name="P3" draw:layer="layout" svg:x1="5.6cm" svg:y1="2cm" svg:x2="5cm" svg:y2="1.2cm">
          <text:p/>
        </draw:line>
        <draw:frame draw:style-name="gr6" draw:text-style-name="P6" draw:layer="layout" svg:width="0.9cm" svg:height="0.962cm" svg:x="5.2cm" svg:y="1.038cm">
          <draw:text-box>
            <text:p><text:span text:style-name="T1">2</text:span></text:p>
          </draw:text-box>
        </draw:frame>
        <draw:line draw:style-name="gr14" draw:text-style-name="P3" draw:layer="layout" svg:x1="3.5cm" svg:y1="0.7cm" svg:x2="1.9cm" svg:y2="0.7cm">
          <text:p/>
        </draw:line>
        <draw:frame draw:style-name="gr6" draw:text-style-name="P6" draw:layer="layout" svg:width="0.9cm" svg:height="0.962cm" svg:x="2.5cm" svg:y="-0.062cm">
          <draw:text-box>
            <text:p><text:span text:style-name="T1">3</text:span></text:p>
          </draw:text-box>
        </draw:frame>
        <draw:line draw:style-name="gr14" draw:text-style-name="P3" draw:layer="layout" svg:x1="0.8cm" svg:y1="1.6cm" svg:x2="0.8cm" svg:y2="2.6cm">
          <text:p/>
        </draw:line>
        <draw:frame draw:style-name="gr6" draw:text-style-name="P6" draw:layer="layout" svg:width="0.9cm" svg:height="0.962cm" svg:x="0cm" svg:y="1.5cm">
          <draw:text-box>
            <text:p><text:span text:style-name="T1">4</text:span></text:p>
          </draw:text-box>
        </draw:frame>
        <draw:line draw:style-name="gr14" draw:text-style-name="P3" draw:layer="layout" svg:x1="10.8cm" svg:y1="1.9cm" svg:x2="9.5cm" svg:y2="2.7cm">
          <text:p/>
        </draw:line>
        <draw:frame draw:style-name="gr6" draw:text-style-name="P6" draw:layer="layout" svg:width="0.9cm" svg:height="0.962cm" svg:x="10.1cm" svg:y="1.9cm">
          <draw:text-box>
            <text:p><text:span text:style-name="T1">1</text:span></text:p>
          </draw:text-box>
        </draw:frame>
        <draw:frame draw:style-name="gr6" draw:text-style-name="P6" draw:layer="layout" svg:width="0.9cm" svg:height="0.962cm" svg:x="7.2cm" svg:y="1.738cm">
          <draw:text-box>
            <text:p><text:span text:style-name="T1">2</text:span></text:p>
          </draw:text-box>
        </draw:frame>
        <draw:line draw:style-name="gr14" draw:text-style-name="P3" draw:layer="layout" svg:x1="9.2cm" svg:y1="0.7cm" svg:x2="10.8cm" svg:y2="0.7cm">
          <text:p/>
        </draw:line>
        <draw:frame draw:style-name="gr6" draw:text-style-name="P6" draw:layer="layout" svg:width="0.9cm" svg:height="0.962cm" svg:x="9.3cm" svg:y="-0.062cm">
          <draw:text-box>
            <text:p><text:span text:style-name="T1">3</text:span></text:p>
          </draw:text-box>
        </draw:frame>
        <draw:line draw:style-name="gr14" draw:text-style-name="P3" draw:layer="layout" svg:x1="8cm" svg:y1="2.6cm" svg:x2="8cm" svg:y2="1.6cm">
          <text:p/>
        </draw:line>
      </draw:page>
      <draw:page draw:name="page11" draw:style-name="dp1" draw:master-page-name="Default">
        <draw:custom-shape draw:style-name="gr1" draw:text-style-name="P2" xml:id="id27" draw:id="id27" draw:layer="layout" svg:width="1.344cm" svg:height="1.267cm" svg:x="0.1cm" svg:y="1.376cm">
          <text:p text:style-name="P1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0" draw:id="id30" draw:layer="layout" svg:width="1.344cm" svg:height="1.267cm" svg:x="7.601cm" svg:y="1.37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8" draw:id="id28" draw:layer="layout" svg:width="1.344cm" svg:height="1.267cm" svg:x="2.601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1" draw:id="id31" draw:layer="layout" svg:width="1.344cm" svg:height="1.267cm" svg:x="5.102cm" svg:y="0.1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9" draw:id="id29" draw:layer="layout" svg:width="1.344cm" svg:height="1.267cm" svg:x="3.865cm" svg:y="2.576cm">
          <text:p text:style-name="P1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.248cm" svg:y1="1.561cm" svg:x2="2.601cm" svg:y2="0.81cm" draw:start-shape="id27" draw:start-glue-point="11" draw:end-shape="id28" draw:end-glue-point="6" svg:d="M1248 1561l1353-751" svg:viewBox="0 0 1354 752">
          <text:p/>
        </draw:connector>
        <draw:connector draw:style-name="gr2" draw:text-style-name="P3" draw:layer="layout" draw:type="line" svg:x1="1.248cm" svg:y1="2.458cm" svg:x2="3.865cm" svg:y2="3.21cm" draw:start-shape="id27" draw:start-glue-point="9" draw:end-shape="id29" draw:end-glue-point="6" svg:d="M1248 2458l2617 752" svg:viewBox="0 0 2618 753">
          <text:p/>
        </draw:connector>
        <draw:connector draw:style-name="gr2" draw:text-style-name="P3" draw:layer="layout" draw:type="line" svg:x1="5.209cm" svg:y1="3.21cm" svg:x2="7.797cm" svg:y2="2.458cm" draw:start-shape="id29" draw:start-glue-point="10" draw:end-shape="id30" draw:end-glue-point="7" svg:d="M5209 3210l2588-752" svg:viewBox="0 0 2589 753">
          <text:p/>
        </draw:connector>
        <draw:connector draw:style-name="gr2" draw:text-style-name="P3" draw:layer="layout" draw:type="line" svg:x1="6.446cm" svg:y1="0.81cm" svg:x2="7.797cm" svg:y2="1.561cm" draw:start-shape="id31" draw:start-glue-point="10" draw:end-shape="id30" draw:end-glue-point="5" svg:d="M6446 810l1351 751" svg:viewBox="0 0 1352 752">
          <text:p/>
        </draw:connector>
        <draw:connector draw:style-name="gr2" draw:text-style-name="P3" draw:layer="layout" draw:type="line" svg:x1="3.945cm" svg:y1="0.81cm" svg:x2="5.102cm" svg:y2="0.81cm" draw:start-shape="id28" draw:start-glue-point="10" draw:end-shape="id31" draw:end-glue-point="6" svg:d="M3945 810h1157" svg:viewBox="0 0 1158 1">
          <text:p/>
        </draw:connector>
        <draw:line draw:style-name="gr14" draw:text-style-name="P3" draw:layer="layout" svg:x1="1.385cm" svg:y1="1.182cm" svg:x2="2.485cm" svg:y2="0.582cm">
          <text:p/>
        </draw:line>
        <draw:frame draw:style-name="gr6" draw:text-style-name="P6" draw:layer="layout" svg:width="0.8cm" svg:height="0.962cm" svg:x="1.085cm" svg:y="0.3cm">
          <draw:text-box>
            <text:p><text:span text:style-name="T1">3</text:span></text:p>
          </draw:text-box>
        </draw:frame>
        <draw:line draw:style-name="gr14" draw:text-style-name="P3" draw:layer="layout" svg:x1="3.985cm" svg:y1="0.579cm" svg:x2="5.086cm" svg:y2="0.579cm">
          <text:p/>
        </draw:line>
        <draw:frame draw:style-name="gr6" draw:text-style-name="P6" draw:layer="layout" svg:width="0.7cm" svg:height="0.962cm" svg:x="3.785cm" svg:y="-0.2cm">
          <draw:text-box>
            <text:p><text:span text:style-name="T1">8</text:span></text:p>
          </draw:text-box>
        </draw:frame>
        <draw:line draw:style-name="gr14" draw:text-style-name="P3" draw:layer="layout" svg:x1="6.785cm" svg:y1="0.696cm" svg:x2="7.885cm" svg:y2="1.296cm">
          <text:p/>
        </draw:line>
        <draw:frame draw:style-name="gr6" draw:text-style-name="P6" draw:layer="layout" svg:width="0.7cm" svg:height="0.962cm" svg:x="6.885cm" svg:y="0.162cm">
          <draw:text-box>
            <text:p><text:span text:style-name="T1">1</text:span></text:p>
          </draw:text-box>
        </draw:frame>
        <draw:frame draw:style-name="gr6" draw:text-style-name="P17" draw:layer="layout" svg:width="1.3cm" svg:height="0.962cm" svg:x="7.885cm" svg:y="0.5cm">
          <draw:text-box>
            <text:p><text:span text:style-name="T9">1</text:span><text:span text:style-name="T9">3</text:span></text:p>
          </draw:text-box>
        </draw:frame>
        <draw:line draw:style-name="gr22" draw:text-style-name="P3" draw:layer="layout" svg:x1="1.485cm" svg:y1="2.796cm" svg:x2="3.085cm" svg:y2="3.262cm">
          <text:p/>
        </draw:line>
        <draw:frame draw:style-name="gr6" draw:text-style-name="P6" draw:layer="layout" svg:width="0.8cm" svg:height="0.962cm" svg:x="1.585cm" svg:y="2.862cm">
          <draw:text-box>
            <text:p><text:span text:style-name="T1">5</text:span></text:p>
          </draw:text-box>
        </draw:frame>
        <draw:line draw:style-name="gr22" draw:text-style-name="P3" draw:layer="layout" svg:x1="5.985cm" svg:y1="3.262cm" svg:x2="7.585cm" svg:y2="2.796cm">
          <text:p/>
        </draw:line>
        <draw:frame draw:style-name="gr6" draw:text-style-name="P6" draw:layer="layout" svg:width="0.8cm" svg:height="0.962cm" svg:x="6.285cm" svg:y="2.9cm">
          <draw:text-box>
            <text:p><text:span text:style-name="T1">9</text:span></text:p>
          </draw:text-box>
        </draw:frame>
        <draw:frame draw:style-name="gr6" draw:text-style-name="P9" draw:layer="layout" svg:width="1.3cm" svg:height="0.962cm" svg:x="7.885cm" svg:y="2.462cm">
          <draw:text-box>
            <text:p><text:span text:style-name="T4">1</text:span><text:span text:style-name="T4">4</text:span></text:p>
          </draw:text-box>
        </draw:frame>
        <draw:frame draw:style-name="gr6" draw:text-style-name="P18" draw:layer="layout" svg:width="4.3cm" svg:height="0.962cm" svg:x="8.699cm" svg:y="0.522cm">
          <draw:text-box>
            <text:p><text:span text:style-name="T8">S</text:span><text:span text:style-name="T8">h</text:span><text:span text:style-name="T8">o</text:span><text:span text:style-name="T8">r</text:span><text:span text:style-name="T8">t</text:span><text:span text:style-name="T8">e</text:span><text:span text:style-name="T8">s</text:span><text:span text:style-name="T8">t</text:span><text:span text:style-name="T8"> </text:span><text:span text:style-name="T8">p</text:span><text:span text:style-name="T8">a</text:span><text:span text:style-name="T8">t</text:span><text:span text:style-name="T8">h</text:span><text:span text:style-name="T8"> </text:span></text:p>
          </draw:text-box>
        </draw:frame>
        <draw:connector draw:style-name="gr23" draw:text-style-name="P19" draw:layer="layout" svg:x1="1.444cm" svg:y1="2.01cm" svg:x2="7.601cm" svg:y2="2.01cm" draw:start-shape="id27" draw:start-glue-point="10" draw:end-shape="id30" draw:end-glue-point="6" svg:d="M1444 2010h6157" svg:viewBox="0 0 6158 1">
          <text:p/>
        </draw:connector>
        <draw:frame draw:style-name="gr6" draw:text-style-name="P6" draw:layer="layout" svg:width="1.3cm" svg:height="0.962cm" svg:x="3.885cm" svg:y="0.9cm">
          <draw:text-box>
            <text:p><text:span text:style-name="T1">2</text:span><text:span text:style-name="T1">0</text:span></text:p>
          </draw:text-box>
        </draw:frame>
        <draw:line draw:style-name="gr24" draw:text-style-name="P3" draw:layer="layout" svg:x1="3.785cm" svg:y1="1.762cm" svg:x2="5.486cm" svg:y2="1.762cm">
          <text:p/>
        </draw:line>
        <draw:frame draw:style-name="gr6" draw:text-style-name="P20" draw:layer="layout" svg:width="1.3cm" svg:height="0.962cm" svg:x="8.785cm" svg:y="1.5cm">
          <draw:text-box>
            <text:p><text:span text:style-name="T10">2</text:span><text:span text:style-name="T10">0</text:span></text:p>
          </draw:text-box>
        </draw:frame>
      </draw:page>
      <draw:page draw:name="page12" draw:style-name="dp1" draw:master-page-name="Default">
        <draw:custom-shape draw:style-name="gr1" draw:text-style-name="P2" xml:id="id32" draw:id="id32" draw:layer="layout" svg:width="1.344cm" svg:height="1.267cm" svg:x="0.08cm" svg:y="0.576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3" draw:id="id33" draw:layer="layout" svg:width="1.344cm" svg:height="1.267cm" svg:x="3.48cm" svg:y="0.57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4" draw:id="id34" draw:layer="layout" svg:width="1.344cm" svg:height="1.267cm" svg:x="6.88cm" svg:y="0.576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1" draw:layer="layout" draw:type="line" svg:x1="1.424cm" svg:y1="1.21cm" svg:x2="3.48cm" svg:y2="1.21cm" draw:start-shape="id32" draw:start-glue-point="10" draw:end-shape="id33" draw:end-glue-point="6" svg:d="M1424 1210h2056" svg:viewBox="0 0 2057 1">
          <text:p/>
        </draw:connector>
        <draw:connector draw:style-name="gr3" draw:text-style-name="P21" draw:layer="layout" draw:type="line" svg:x1="4.824cm" svg:y1="1.21cm" svg:x2="6.88cm" svg:y2="1.21cm" draw:start-shape="id33" draw:start-glue-point="10" draw:end-shape="id34" draw:end-glue-point="6" svg:d="M4824 1210h2056" svg:viewBox="0 0 2057 1">
          <text:p/>
        </draw:connector>
        <draw:frame draw:style-name="gr6" draw:text-style-name="P6" draw:layer="layout" svg:width="0.8cm" svg:height="0.962cm" svg:x="1.679cm" svg:y="0.4cm">
          <draw:text-box>
            <text:p><text:span text:style-name="T1">2</text:span></text:p>
          </draw:text-box>
        </draw:frame>
        <draw:frame draw:style-name="gr6" draw:text-style-name="P6" draw:layer="layout" svg:width="0.8cm" svg:height="0.962cm" svg:x="5.079cm" svg:y="0.4cm">
          <draw:text-box>
            <text:p><text:span text:style-name="T1">4</text:span></text:p>
          </draw:text-box>
        </draw:frame>
        <draw:custom-shape draw:style-name="gr25" draw:text-style-name="P23" draw:layer="layout" svg:width="0.6cm" svg:height="0.6cm" svg:x="3.839cm" svg:y="1.94cm">
          <text:p text:style-name="P22">2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0.6cm" svg:height="0.6cm" svg:x="7.239cm" svg:y="1.94cm">
          <text:p text:style-name="P22">∞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0.8cm" svg:height="0.962cm" svg:x="3.8cm" svg:y="-0.3cm">
          <draw:text-box>
            <text:p><text:span text:style-name="T1">u</text:span></text:p>
          </draw:text-box>
        </draw:frame>
        <draw:frame draw:style-name="gr6" draw:text-style-name="P6" draw:layer="layout" svg:width="0.8cm" svg:height="0.962cm" svg:x="7.1cm" svg:y="-0.3cm">
          <draw:text-box>
            <text:p><text:span text:style-name="T1">v</text:span></text:p>
          </draw:text-box>
        </draw:frame>
        <draw:frame draw:style-name="gr6" draw:text-style-name="P6" draw:layer="layout" svg:width="2.8cm" svg:height="0.962cm" svg:x="4.379cm" svg:y="2.6cm">
          <draw:text-box>
            <text:p><text:span text:style-name="T3">2</text:span><text:span text:style-name="T3">+</text:span><text:span text:style-name="T3">4</text:span><text:span text:style-name="T3"> </text:span><text:span text:style-name="T3">&lt;</text:span><text:span text:style-name="T3"> </text:span><text:span text:style-name="T1">∞</text:span><text:span text:style-name="T1"> </text:span></text:p>
          </draw:text-box>
        </draw:frame>
      </draw:page>
      <draw:page draw:name="page13" draw:style-name="dp1" draw:master-page-name="Default">
        <draw:custom-shape draw:style-name="gr1" draw:text-style-name="P2" xml:id="id36" draw:id="id36" draw:layer="layout" svg:width="1.344cm" svg:height="1.267cm" svg:x="0.64cm" svg:y="1.63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7" draw:id="id37" draw:layer="layout" svg:width="1.344cm" svg:height="1.267cm" svg:x="5.241cm" svg:y="1.633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5" draw:id="id35" draw:layer="layout" svg:width="1.344cm" svg:height="1.267cm" svg:x="0.641cm" svg:y="6.133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8" draw:id="id38" draw:layer="layout" svg:width="1.344cm" svg:height="1.267cm" svg:x="5.242cm" svg:y="6.133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0" draw:id="id40" draw:layer="layout" svg:width="1.344cm" svg:height="1.267cm" svg:x="9.742cm" svg:y="1.633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9" draw:id="id39" draw:layer="layout" svg:width="1.344cm" svg:height="1.267cm" svg:x="9.743cm" svg:y="6.133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1" draw:layer="layout" draw:type="line" svg:x1="1.789cm" svg:y1="6.318cm" svg:x2="1.788cm" svg:y2="2.715cm" draw:start-shape="id35" draw:start-glue-point="11" draw:end-shape="id36" draw:end-glue-point="9" svg:d="M1789 6318l-1-3603" svg:viewBox="0 0 2 3604">
          <text:p/>
        </draw:connector>
        <draw:connector draw:style-name="gr3" draw:text-style-name="P21" draw:layer="layout" draw:type="line" svg:x1="0.836cm" svg:y1="2.715cm" svg:x2="0.837cm" svg:y2="6.318cm" draw:start-shape="id36" draw:start-glue-point="7" draw:end-shape="id35" draw:end-glue-point="5" svg:d="M836 2715l1 3603" svg:viewBox="0 0 2 3604">
          <text:p/>
        </draw:connector>
        <draw:connector draw:style-name="gr3" draw:text-style-name="P21" draw:layer="layout" draw:type="line" svg:x1="1.984cm" svg:y1="2.267cm" svg:x2="5.241cm" svg:y2="2.267cm" draw:start-shape="id36" draw:start-glue-point="10" draw:end-shape="id37" draw:end-glue-point="6" svg:d="M1984 2267h3257" svg:viewBox="0 0 3258 1">
          <text:p/>
        </draw:connector>
        <draw:connector draw:style-name="gr3" draw:text-style-name="P21" draw:layer="layout" draw:type="line" svg:x1="1.985cm" svg:y1="6.767cm" svg:x2="5.242cm" svg:y2="6.767cm" draw:start-shape="id35" draw:start-glue-point="10" draw:end-shape="id38" draw:end-glue-point="6" svg:d="M1985 6767h3257" svg:viewBox="0 0 3258 1">
          <text:p/>
        </draw:connector>
        <draw:connector draw:style-name="gr3" draw:text-style-name="P21" draw:layer="layout" draw:type="line" svg:x1="5.914cm" svg:y1="6.133cm" svg:x2="5.913cm" svg:y2="2.9cm" draw:start-shape="id38" draw:start-glue-point="4" draw:end-shape="id37" draw:end-glue-point="8" svg:d="M5914 6133l-1-3233" svg:viewBox="0 0 2 3234">
          <text:p/>
        </draw:connector>
        <draw:connector draw:style-name="gr3" draw:text-style-name="P21" draw:layer="layout" draw:type="line" svg:x1="9.743cm" svg:y1="6.767cm" svg:x2="6.586cm" svg:y2="6.767cm" draw:start-shape="id39" draw:start-glue-point="6" draw:end-shape="id38" draw:end-glue-point="10" svg:d="M9743 6767h-3157" svg:viewBox="0 0 3158 1">
          <text:p/>
        </draw:connector>
        <draw:connector draw:style-name="gr3" draw:text-style-name="P21" draw:layer="layout" draw:type="line" svg:x1="6.585cm" svg:y1="2.267cm" svg:x2="9.742cm" svg:y2="2.267cm" draw:start-shape="id37" draw:start-glue-point="10" draw:end-shape="id40" draw:end-glue-point="6" svg:d="M6585 2267h3157" svg:viewBox="0 0 3158 1">
          <text:p/>
        </draw:connector>
        <draw:connector draw:style-name="gr3" draw:text-style-name="P21" draw:layer="layout" draw:type="curve" draw:line-skew="-0.715cm" svg:x1="9.938cm" svg:y1="2.715cm" svg:x2="6.39cm" svg:y2="6.318cm" draw:start-shape="id40" draw:start-glue-point="7" draw:end-shape="id38" draw:end-glue-point="11" svg:d="M9938 2715c0 1629-3548-172-3548 3603" svg:viewBox="0 0 3549 3604">
          <text:p/>
        </draw:connector>
        <draw:connector draw:style-name="gr3" draw:text-style-name="P21" draw:layer="layout" draw:type="curve" draw:line-skew="1.189cm" svg:x1="6.39cm" svg:y1="6.318cm" svg:x2="10.89cm" svg:y2="2.715cm" draw:start-shape="id38" draw:start-glue-point="11" draw:end-shape="id40" draw:end-glue-point="9" svg:d="M6390 6318c0-919 4500 882 4500-3603" svg:viewBox="0 0 4501 3604">
          <text:p/>
        </draw:connector>
        <draw:frame draw:style-name="gr6" draw:text-style-name="P6" draw:layer="layout" svg:width="1.3cm" svg:height="0.962cm" svg:x="2.784cm" svg:y="1.438cm">
          <draw:text-box>
            <text:p><text:span text:style-name="T1">50</text:span></text:p>
          </draw:text-box>
        </draw:frame>
        <draw:connector draw:style-name="gr3" draw:text-style-name="P21" draw:layer="layout" draw:type="curve" draw:line-skew="-0.353cm" svg:x1="1.312cm" svg:y1="1.633cm" svg:x2="10.414cm" svg:y2="1.633cm" draw:start-shape="id36" draw:start-glue-point="4" draw:end-shape="id40" draw:end-glue-point="4" svg:d="M1312 1633c0-1321 9102-1321 9102 0" svg:viewBox="0 0 9103 992">
          <text:p/>
        </draw:connector>
        <draw:frame draw:style-name="gr6" draw:text-style-name="P6" draw:layer="layout" svg:width="1.3cm" svg:height="0.962cm" svg:x="7.184cm" svg:y="1.4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4.784cm" svg:y="3.638cm">
          <draw:text-box>
            <text:p><text:span text:style-name="T1">20</text:span></text:p>
          </draw:text-box>
        </draw:frame>
        <draw:frame draw:style-name="gr6" draw:text-style-name="P6" draw:layer="layout" svg:width="1.3cm" svg:height="0.962cm" svg:x="7.084cm" svg:y="2.938cm">
          <draw:text-box>
            <text:p><text:span text:style-name="T1">35</text:span></text:p>
          </draw:text-box>
        </draw:frame>
        <draw:frame draw:style-name="gr6" draw:text-style-name="P6" draw:layer="layout" svg:width="1.3cm" svg:height="0.962cm" svg:x="9.8cm" svg:y="5.038cm">
          <draw:text-box>
            <text:p><text:span text:style-name="T1">3</text:span><text:span text:style-name="T1">0</text:span></text:p>
          </draw:text-box>
        </draw:frame>
        <draw:frame draw:style-name="gr6" draw:text-style-name="P6" draw:layer="layout" svg:width="0.8cm" svg:height="0.962cm" svg:x="8.084cm" svg:y="6.638cm">
          <draw:text-box>
            <text:p><text:span text:style-name="T1">3</text:span></text:p>
          </draw:text-box>
        </draw:frame>
        <draw:frame draw:style-name="gr28" draw:text-style-name="P6" draw:layer="layout" svg:width="1.3cm" svg:height="0.962cm" svg:x="2.684cm" svg:y="6.638cm">
          <draw:text-box>
            <text:p><text:span text:style-name="T1">15</text:span></text:p>
          </draw:text-box>
        </draw:frame>
        <draw:frame draw:style-name="gr28" draw:text-style-name="P6" draw:layer="layout" svg:width="1.3cm" svg:height="0.962cm" svg:x="-0.2cm" svg:y="3.638cm">
          <draw:text-box>
            <text:p><text:span text:style-name="T1">10</text:span></text:p>
          </draw:text-box>
        </draw:frame>
        <draw:frame draw:style-name="gr6" draw:text-style-name="P6" draw:layer="layout" svg:width="1.3cm" svg:height="0.962cm" svg:x="5.284cm" svg:y="-0.22cm">
          <draw:text-box>
            <text:p><text:span text:style-name="T1">45</text:span></text:p>
          </draw:text-box>
        </draw:frame>
        <draw:connector draw:style-name="gr3" draw:text-style-name="P21" draw:layer="layout" draw:type="line" svg:x1="0.142cm" svg:y1="0.871cm" svg:x2="0.836cm" svg:y2="1.818cm" draw:end-shape="id36" draw:end-glue-point="5" svg:d="M142 871l694 947" svg:viewBox="0 0 695 948">
          <text:p/>
        </draw:connector>
        <draw:frame draw:style-name="gr29" draw:text-style-name="P6" draw:layer="layout" svg:width="1.8cm" svg:height="0.962cm" svg:x="-0.2cm" svg:y="0.1cm">
          <draw:text-box>
            <text:p><text:span text:style-name="T1">star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3cm" fo:margin-right="1.2cm" fo:page-width="11.2cm" fo:page-height="7.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1-02-15T18:10:30.176230913</dc:date>
    <meta:editing-duration>PT22H38M36S</meta:editing-duration>
    <meta:editing-cycles>166</meta:editing-cycles>
    <meta:generator>LibreOffice/6.4.6.2$Linux_X86_64 LibreOffice_project/40$Build-2</meta:generator>
    <meta:document-statistic meta:object-count="336"/>
  </office:meta>
</office:document-meta>
</file>